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rt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uel/Area</text:p>
          </table:table-cell>
          <table:table-cell office:value-type="string" calcext:value-type="string">
            <text:p>Time/Area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Fuel/Volume</text:p>
          </table:table-cell>
          <table:table-cell office:value-type="string" calcext:value-type="string">
            <text:p>Time/Volum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Versio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334" calcext:value-type="float">
            <text:p>-22334</text:p>
          </table:table-cell>
          <table:table-cell office:value-type="float" office:value="21787910" calcext:value-type="float">
            <text:p>21787910</text:p>
          </table:table-cell>
          <table:table-cell office:value-type="string" calcext:value-type="string">
            <text:p>3 Down</text:p>
          </table:table-cell>
          <table:table-cell table:formula="of:=[.B2]*[.C2]" office:value-type="float" office:value="961" calcext:value-type="float">
            <text:p>961</text:p>
          </table:table-cell>
          <table:table-cell table:formula="of:=-[.D2]/[.G2]" office:value-type="float" office:value="23.2403746097815" calcext:value-type="float">
            <text:p>23,2403746097815</text:p>
          </table:table-cell>
          <table:table-cell table:formula="of:=[.E2]/[.G2]" office:value-type="float" office:value="22672.1227887617" calcext:value-type="float">
            <text:p>22672,1227887617</text:p>
          </table:table-cell>
          <table:table-cell table:formula="of:=[.A2]*[.B2]*[.C2]" office:value-type="float" office:value="60543" calcext:value-type="float">
            <text:p>60543</text:p>
          </table:table-cell>
          <table:table-cell table:formula="of:=-[.D2]/[.J2]" office:value-type="float" office:value="0.368894835075896" calcext:value-type="float">
            <text:p>0,368894835075896</text:p>
          </table:table-cell>
          <table:table-cell table:formula="of:=[.E2]/[.J2]" office:value-type="float" office:value="359.874964900979" calcext:value-type="float">
            <text:p>359,874964900979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072" calcext:value-type="float">
            <text:p>-22072</text:p>
          </table:table-cell>
          <table:table-cell office:value-type="float" office:value="21760293" calcext:value-type="float">
            <text:p>21760293</text:p>
          </table:table-cell>
          <table:table-cell office:value-type="string" calcext:value-type="string">
            <text:p>3 Down</text:p>
          </table:table-cell>
          <table:table-cell table:formula="of:=[.B3]*[.C3]" office:value-type="float" office:value="961" calcext:value-type="float">
            <text:p>961</text:p>
          </table:table-cell>
          <table:table-cell table:formula="of:=-[.D3]/[.G3]" office:value-type="float" office:value="22.9677419354839" calcext:value-type="float">
            <text:p>22,9677419354839</text:p>
          </table:table-cell>
          <table:table-cell table:formula="of:=[.E3]/[.G3]" office:value-type="float" office:value="22643.3850156087" calcext:value-type="float">
            <text:p>22643,3850156087</text:p>
          </table:table-cell>
          <table:table-cell table:formula="of:=[.A3]*[.B3]*[.C3]" office:value-type="float" office:value="59582" calcext:value-type="float">
            <text:p>59582</text:p>
          </table:table-cell>
          <table:table-cell table:formula="of:=-[.D3]/[.J3]" office:value-type="float" office:value="0.37044745057232" calcext:value-type="float">
            <text:p>0,37044745057232</text:p>
          </table:table-cell>
          <table:table-cell table:formula="of:=[.E3]/[.J3]" office:value-type="float" office:value="365.215887348528" calcext:value-type="float">
            <text:p>365,215887348528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 62 star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8186" calcext:value-type="float">
            <text:p>-8186</text:p>
          </table:table-cell>
          <table:table-cell office:value-type="float" office:value="7815476" calcext:value-type="float">
            <text:p>7815476</text:p>
          </table:table-cell>
          <table:table-cell office:value-type="string" calcext:value-type="string">
            <text:p>3 Down</text:p>
          </table:table-cell>
          <table:table-cell table:formula="of:=[.B4]*[.C4]" office:value-type="float" office:value="961" calcext:value-type="float">
            <text:p>961</text:p>
          </table:table-cell>
          <table:table-cell table:formula="of:=-[.D4]/[.G4]" office:value-type="float" office:value="8.51821019771072" calcext:value-type="float">
            <text:p>8,51821019771072</text:p>
          </table:table-cell>
          <table:table-cell table:formula="of:=[.E4]/[.G4]" office:value-type="float" office:value="8132.64932362123" calcext:value-type="float">
            <text:p>8132,64932362123</text:p>
          </table:table-cell>
          <table:table-cell table:formula="of:=[.A4]*[.B4]*[.C4]" office:value-type="float" office:value="22103" calcext:value-type="float">
            <text:p>22103</text:p>
          </table:table-cell>
          <table:table-cell table:formula="of:=-[.D4]/[.J4]" office:value-type="float" office:value="0.370356965117857" calcext:value-type="float">
            <text:p>0,370356965117857</text:p>
          </table:table-cell>
          <table:table-cell table:formula="of:=[.E4]/[.J4]" office:value-type="float" office:value="353.593448853097" calcext:value-type="float">
            <text:p>353,593448853097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7178" calcext:value-type="float">
            <text:p>-7178</text:p>
          </table:table-cell>
          <table:table-cell office:value-type="float" office:value="7024321" calcext:value-type="float">
            <text:p>7024321</text:p>
          </table:table-cell>
          <table:table-cell office:value-type="string" calcext:value-type="string">
            <text:p>3 Down</text:p>
          </table:table-cell>
          <table:table-cell table:formula="of:=[.B5]*[.C5]" office:value-type="float" office:value="961" calcext:value-type="float">
            <text:p>961</text:p>
          </table:table-cell>
          <table:table-cell table:formula="of:=-[.D5]/[.G5]" office:value-type="float" office:value="7.46930280957336" calcext:value-type="float">
            <text:p>7,46930280957336</text:p>
          </table:table-cell>
          <table:table-cell table:formula="of:=[.E5]/[.G5]" office:value-type="float" office:value="7309.38709677419" calcext:value-type="float">
            <text:p>7309,38709677419</text:p>
          </table:table-cell>
          <table:table-cell table:formula="of:=[.A5]*[.B5]*[.C5]" office:value-type="float" office:value="19220" calcext:value-type="float">
            <text:p>19220</text:p>
          </table:table-cell>
          <table:table-cell table:formula="of:=-[.D5]/[.J5]" office:value-type="float" office:value="0.373465140478668" calcext:value-type="float">
            <text:p>0,373465140478668</text:p>
          </table:table-cell>
          <table:table-cell table:formula="of:=[.E5]/[.J5]" office:value-type="float" office:value="365.46935483871" calcext:value-type="float">
            <text:p>365,46935483871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066" calcext:value-type="float">
            <text:p>-22066</text:p>
          </table:table-cell>
          <table:table-cell office:value-type="float" office:value="19352176" calcext:value-type="float">
            <text:p>19352176</text:p>
          </table:table-cell>
          <table:table-cell office:value-type="string" calcext:value-type="string">
            <text:p>3 Down</text:p>
          </table:table-cell>
          <table:table-cell table:formula="of:=[.B6]*[.C6]" office:value-type="float" office:value="961" calcext:value-type="float">
            <text:p>961</text:p>
          </table:table-cell>
          <table:table-cell table:formula="of:=-[.D6]/[.G6]" office:value-type="float" office:value="22.9614984391259" calcext:value-type="float">
            <text:p>22,9614984391259</text:p>
          </table:table-cell>
          <table:table-cell table:formula="of:=[.E6]/[.G6]" office:value-type="float" office:value="20137.540062435" calcext:value-type="float">
            <text:p>20137,540062435</text:p>
          </table:table-cell>
          <table:table-cell table:formula="of:=[.A6]*[.B6]*[.C6]" office:value-type="float" office:value="59582" calcext:value-type="float">
            <text:p>59582</text:p>
          </table:table-cell>
          <table:table-cell table:formula="of:=-[.D6]/[.J6]" office:value-type="float" office:value="0.37034674901816" calcext:value-type="float">
            <text:p>0,37034674901816</text:p>
          </table:table-cell>
          <table:table-cell table:formula="of:=[.E6]/[.J6]" office:value-type="float" office:value="324.79903326508" calcext:value-type="float">
            <text:p>324,79903326508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304" calcext:value-type="float">
            <text:p>-22304</text:p>
          </table:table-cell>
          <table:table-cell office:value-type="float" office:value="20902257" calcext:value-type="float">
            <text:p>20902257</text:p>
          </table:table-cell>
          <table:table-cell office:value-type="string" calcext:value-type="string">
            <text:p>3 Down</text:p>
          </table:table-cell>
          <table:table-cell table:formula="of:=[.B7]*[.C7]" office:value-type="float" office:value="961" calcext:value-type="float">
            <text:p>961</text:p>
          </table:table-cell>
          <table:table-cell table:formula="of:=-[.D7]/[.G7]" office:value-type="float" office:value="23.2091571279917" calcext:value-type="float">
            <text:p>23,2091571279917</text:p>
          </table:table-cell>
          <table:table-cell table:formula="of:=[.E7]/[.G7]" office:value-type="float" office:value="21750.5275754422" calcext:value-type="float">
            <text:p>21750,5275754422</text:p>
          </table:table-cell>
          <table:table-cell table:formula="of:=[.A7]*[.B7]*[.C7]" office:value-type="float" office:value="59582" calcext:value-type="float">
            <text:p>59582</text:p>
          </table:table-cell>
          <table:table-cell table:formula="of:=-[.D7]/[.J7]" office:value-type="float" office:value="0.374341243999866" calcext:value-type="float">
            <text:p>0,374341243999866</text:p>
          </table:table-cell>
          <table:table-cell table:formula="of:=[.E7]/[.J7]" office:value-type="float" office:value="350.81496089423" calcext:value-type="float">
            <text:p>350,81496089423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27118" calcext:value-type="float">
            <text:p>-27118</text:p>
          </table:table-cell>
          <table:table-cell office:value-type="float" office:value="27678793" calcext:value-type="float">
            <text:p>27678793</text:p>
          </table:table-cell>
          <table:table-cell office:value-type="string" calcext:value-type="string">
            <text:p>3 Down</text:p>
          </table:table-cell>
          <table:table-cell table:formula="of:=[.B8]*[.C8]" office:value-type="float" office:value="2500" calcext:value-type="float">
            <text:p>2500</text:p>
          </table:table-cell>
          <table:table-cell table:formula="of:=-[.D8]/[.G8]" office:value-type="float" office:value="10.8472" calcext:value-type="float">
            <text:p>10,8472</text:p>
          </table:table-cell>
          <table:table-cell table:formula="of:=[.E8]/[.G8]" office:value-type="float" office:value="11071.5172" calcext:value-type="float">
            <text:p>11071,5172</text:p>
          </table:table-cell>
          <table:table-cell table:formula="of:=[.A8]*[.B8]*[.C8]" office:value-type="float" office:value="72500" calcext:value-type="float">
            <text:p>72500</text:p>
          </table:table-cell>
          <table:table-cell table:formula="of:=-[.D8]/[.J8]" office:value-type="float" office:value="0.374041379310345" calcext:value-type="float">
            <text:p>0,374041379310345</text:p>
          </table:table-cell>
          <table:table-cell table:formula="of:=[.E8]/[.J8]" office:value-type="float" office:value="381.776455172414" calcext:value-type="float">
            <text:p>381,776455172414</text:p>
          </table:table-cell>
          <table:table-cell office:value-type="string" calcext:value-type="string">
            <text:p>Ne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626" calcext:value-type="float">
            <text:p>-22626</text:p>
          </table:table-cell>
          <table:table-cell office:value-type="float" office:value="22443568" calcext:value-type="float">
            <text:p>22443568</text:p>
          </table:table-cell>
          <table:table-cell office:value-type="string" calcext:value-type="string">
            <text:p>3 Down</text:p>
          </table:table-cell>
          <table:table-cell table:formula="of:=[.B9]*[.C9]" office:value-type="float" office:value="961" calcext:value-type="float">
            <text:p>961</text:p>
          </table:table-cell>
          <table:table-cell table:formula="of:=-[.D9]/[.G9]" office:value-type="float" office:value="23.5442247658689" calcext:value-type="float">
            <text:p>23,5442247658689</text:p>
          </table:table-cell>
          <table:table-cell table:formula="of:=[.E9]/[.G9]" office:value-type="float" office:value="23354.3891779396" calcext:value-type="float">
            <text:p>23354,3891779396</text:p>
          </table:table-cell>
          <table:table-cell table:formula="of:=[.A9]*[.B9]*[.C9]" office:value-type="float" office:value="59582" calcext:value-type="float">
            <text:p>59582</text:p>
          </table:table-cell>
          <table:table-cell table:formula="of:=-[.D9]/[.J9]" office:value-type="float" office:value="0.379745560739821" calcext:value-type="float">
            <text:p>0,379745560739821</text:p>
          </table:table-cell>
          <table:table-cell table:formula="of:=[.E9]/[.J9]" office:value-type="float" office:value="376.683696418381" calcext:value-type="float">
            <text:p>376,683696418381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-22312" calcext:value-type="float">
            <text:p>-22312</text:p>
          </table:table-cell>
          <table:table-cell office:value-type="float" office:value="21849059" calcext:value-type="float">
            <text:p>21849059</text:p>
          </table:table-cell>
          <table:table-cell office:value-type="string" calcext:value-type="string">
            <text:p>4 Down</text:p>
          </table:table-cell>
          <table:table-cell table:formula="of:=[.B10]*[.C10]" office:value-type="float" office:value="961" calcext:value-type="float">
            <text:p>961</text:p>
          </table:table-cell>
          <table:table-cell table:formula="of:=-[.D10]/[.G10]" office:value-type="float" office:value="23.2174817898023" calcext:value-type="float">
            <text:p>23,2174817898023</text:p>
          </table:table-cell>
          <table:table-cell table:formula="of:=[.E10]/[.G10]" office:value-type="float" office:value="22735.7533818939" calcext:value-type="float">
            <text:p>22735,7533818939</text:p>
          </table:table-cell>
          <table:table-cell table:formula="of:=[.A10]*[.B10]*[.C10]" office:value-type="float" office:value="59582" calcext:value-type="float">
            <text:p>59582</text:p>
          </table:table-cell>
          <table:table-cell table:formula="of:=-[.D10]/[.J10]" office:value-type="float" office:value="0.374475512738747" calcext:value-type="float">
            <text:p>0,374475512738747</text:p>
          </table:table-cell>
          <table:table-cell table:formula="of:=[.E10]/[.J10]" office:value-type="float" office:value="366.705699707965" calcext:value-type="float">
            <text:p>366,705699707965</text:p>
          </table:table-cell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748" calcext:value-type="float">
            <text:p>-748</text:p>
          </table:table-cell>
          <table:table-cell office:value-type="float" office:value="821529" calcext:value-type="float">
            <text:p>821529</text:p>
          </table:table-cell>
          <table:table-cell office:value-type="string" calcext:value-type="string">
            <text:p>3 Down</text:p>
          </table:table-cell>
          <table:table-cell table:formula="of:=[.B11]*[.C11]" office:value-type="float" office:value="25" calcext:value-type="float">
            <text:p>25</text:p>
          </table:table-cell>
          <table:table-cell table:formula="of:=-[.D11]/[.G11]" office:value-type="float" office:value="29.92" calcext:value-type="float">
            <text:p>29,92</text:p>
          </table:table-cell>
          <table:table-cell table:formula="of:=[.E11]/[.G11]" office:value-type="float" office:value="32861.16" calcext:value-type="float">
            <text:p>32861,16</text:p>
          </table:table-cell>
          <table:table-cell table:formula="of:=[.A11]*[.B11]*[.C11]" office:value-type="float" office:value="1600" calcext:value-type="float">
            <text:p>1600</text:p>
          </table:table-cell>
          <table:table-cell table:formula="of:=-[.D11]/[.J11]" office:value-type="float" office:value="0.4675" calcext:value-type="float">
            <text:p>0,4675</text:p>
          </table:table-cell>
          <table:table-cell table:formula="of:=[.E11]/[.J11]" office:value-type="float" office:value="513.455625" calcext:value-type="float">
            <text:p>513,455625</text:p>
          </table:table-cell>
          <table:table-cell office:value-type="string" calcext:value-type="string">
            <text:p>Min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7"/>
          <table:table-cell table:formula="of:=AVERAGE([.H2:.H21])" office:value-type="float" office:value="19.5895191675338" calcext:value-type="float">
            <text:p>19,5895191675338</text:p>
          </table:table-cell>
          <table:table-cell table:formula="of:=AVERAGE([.I2:.I21])" office:value-type="float" office:value="19266.8431622477" calcext:value-type="float">
            <text:p>19266,84316224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-00-0000</text:date>, <text:time style:data-style-name="N2" text:time-value="07:18:20.7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56:38.938000000</meta:creation-date>
    <dc:date>2022-06-12T17:05:22.133000000</dc:date>
    <meta:editing-duration>PT18H32M24S</meta:editing-duration>
    <meta:editing-cycles>5</meta:editing-cycles>
    <meta:generator>LibreOffice/7.2.0.4$Windows_X86_64 LibreOffice_project/9a9c6381e3f7a62afc1329bd359cc48accb6435b</meta:generator>
    <meta:document-statistic meta:table-count="1" meta:cell-count="157" meta:object-count="0"/>
  </office:meta>
</office:document-meta>
</file>